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6bb" officeooo:paragraph-rsid="000a66b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0a66b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a66bb" officeooo:paragraph-rsid="000a66b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0a66b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0bce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bfc4" officeooo:paragraph-rsid="000cbfc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bce35"/>
    </style:style>
    <style:style style:name="P9" style:family="paragraph" style:parent-style-name="Standard">
      <style:paragraph-properties fo:text-align="start" style:justify-single-word="false"/>
      <style:text-properties officeooo:paragraph-rsid="000e6c07"/>
    </style:style>
    <style:style style:name="P10" style:family="paragraph" style:parent-style-name="Standard">
      <style:paragraph-properties fo:text-align="start" style:justify-single-word="false"/>
      <style:text-properties officeooo:paragraph-rsid="000db48a"/>
    </style:style>
    <style:style style:name="P11" style:family="paragraph" style:parent-style-name="Standard">
      <style:paragraph-properties fo:text-align="start" style:justify-single-word="false"/>
      <style:text-properties officeooo:rsid="000bce35" officeooo:paragraph-rsid="000bce35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0bce3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cbfc4" officeooo:paragraph-rsid="000cbfc4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1255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49544" officeooo:paragraph-rsid="001495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e004" officeooo:paragraph-rsid="0016e00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d48e" officeooo:paragraph-rsid="0019d48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b48a" officeooo:paragraph-rsid="000db48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0d295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255e2" officeooo:paragraph-rsid="001255e2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49544" officeooo:paragraph-rsid="00149544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e6c07" officeooo:paragraph-rsid="000e6c07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1255e2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255e2" officeooo:paragraph-rsid="001255e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6e004" officeooo:paragraph-rsid="0016e004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ucida Console" fo:font-size="10pt" officeooo:paragraph-rsid="000e6c07" style:font-size-asian="10pt" style:font-size-complex="10pt"/>
    </style:style>
    <style:style style:name="T1" style:family="text">
      <style:text-properties officeooo:rsid="000bce35"/>
    </style:style>
    <style:style style:name="T2" style:family="text">
      <style:text-properties fo:font-size="12pt" fo:font-weight="normal" officeooo:rsid="000bce35" style:font-size-asian="10.5pt" style:font-weight-asian="normal" style:font-size-complex="12pt" style:font-weight-complex="normal"/>
    </style:style>
    <style:style style:name="T3" style:family="text">
      <style:text-properties style:font-name="Lucida Sans Unicode" fo:font-size="10pt" style:font-size-asian="10pt" style:font-size-complex="10pt"/>
    </style:style>
    <style:style style:name="T4" style:family="text">
      <style:text-properties style:font-name="Lucida Sans Unicode" fo:font-size="10pt" officeooo:rsid="000bce35" style:font-size-asian="10pt" style:font-size-complex="10pt"/>
    </style:style>
    <style:style style:name="T5" style:family="text">
      <style:text-properties style:font-name="Lucida Sans Unicode" officeooo:rsid="000bce35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bce35" style:font-size-asian="12pt" style:font-size-complex="12pt"/>
    </style:style>
    <style:style style:name="T9" style:family="text">
      <style:text-properties style:font-name="Liberation Serif" fo:font-size="12pt" officeooo:rsid="000cbfc4" style:font-size-asian="12pt" style:font-size-complex="12pt"/>
    </style:style>
    <style:style style:name="T10" style:family="text">
      <style:text-properties style:font-name="Liberation Serif" fo:font-size="12pt" fo:font-weight="normal" officeooo:rsid="000e6c07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ffe53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212c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255e2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db48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a8683" style:font-size-asian="12pt" style:font-weight-asian="normal" style:font-size-complex="12pt" style:font-weight-complex="normal"/>
    </style:style>
    <style:style style:name="T16" style:family="text">
      <style:text-properties officeooo:rsid="000e6c07"/>
    </style:style>
    <style:style style:name="T17" style:family="text">
      <style:text-properties officeooo:rsid="000ffe53"/>
    </style:style>
    <style:style style:name="T18" style:family="text">
      <style:text-properties style:font-name="Lucida Console" fo:font-size="10pt" style:font-size-asian="10pt" style:font-size-complex="10pt"/>
    </style:style>
    <style:style style:name="T19" style:family="text">
      <style:text-properties fo:font-weight="normal" officeooo:rsid="000e6c07" style:font-weight-asian="normal" style:font-weight-complex="normal"/>
    </style:style>
    <style:style style:name="T20" style:family="text">
      <style:text-properties fo:font-weight="normal" officeooo:rsid="001255e2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cdf4" style:font-weight-asian="bold" style:font-weight-complex="bold"/>
    </style:style>
    <style:style style:name="T23" style:family="text">
      <style:text-properties officeooo:rsid="0012cdf4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8c0d7" style:font-style-asian="italic" style:font-style-complex="italic"/>
    </style:style>
    <style:style style:name="T26" style:family="text">
      <style:text-properties officeooo:rsid="0015ca0c"/>
    </style:style>
    <style:style style:name="T27" style:family="text">
      <style:text-properties officeooo:rsid="0018c0d7"/>
    </style:style>
    <style:style style:name="T28" style:family="text">
      <style:text-properties officeooo:rsid="001a8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sent wrapping problem</text:p>
      <text:p text:style-name="P1"/>
      <text:p text:style-name="P3">MiniZinc constraint programming model</text:p>
      <text:p text:style-name="P4"/>
      <text:p text:style-name="P4"/>
      <text:p text:style-name="P12">Problem representation</text:p>
      <text:p text:style-name="P5"/>
      <text:p text:style-name="P8"><text:span text:style-name="T2">presents as rectangles of position: </text:span><text:span text:style-name="T18">array[1..n,1..2] of var int: present_pos; </text:span></text:p>
      <text:p text:style-name="P8"><text:span text:style-name="T1">and size:</text:span><text:span text:style-name="T5"> </text:span><text:span text:style-name="T18">array[1..n,1..2] of var int: present_pos; </text:span></text:p>
      <text:p text:style-name="P8"><text:span text:style-name="T8">with paper shape:</text:span><text:span text:style-name="T4"> </text:span><text:span text:style-name="T18">array[1..2] of int: paper_shape; </text:span></text:p>
      <text:p text:style-name="P8"><text:span text:style-name="T8"/></text:p>
      <text:p text:style-name="P11"><text:span text:style-name="T7">note: the only variable is the positions array, in fact is the </text:span><text:span text:style-name="T9">requested solution.</text:span></text:p>
      <text:p text:style-name="P11"><text:span text:style-name="T9"/></text:p>
      <text:p text:style-name="P13"><text:span text:style-name="T6">Core constraint</text:span></text:p>
      <text:p text:style-name="P13"><text:span text:style-name="T6"/></text:p>
      <text:p text:style-name="P6"><text:span text:style-name="T6">paper shape constraint the position of rectangles to be inside the bounding box</text:span></text:p>
      <text:p text:style-name="P14"/>
      <text:p text:style-name="P25">constraint forall(i in 1..n)(0 &lt;= present_pos[i,1] /\ </text:p>
      <text:p text:style-name="P25"><text:tab/>(present_pos[i,1] &lt;= paper_shape[1] - present_shape[i,1]) /\</text:p>
      <text:p text:style-name="P25"><text:s text:c="6"/>0 &lt;= present_pos[i,2] /\ (present_pos[i,2] &lt;= paper_shape[2] - <text:tab/>present_shape[i,2]) );</text:p>
      <text:p text:style-name="P6"/>
      <text:p text:style-name="P7">non overlapping constraint: implemented with the global constraint <text:span text:style-name="T3">diffn</text:span></text:p>
      <text:p text:style-name="P7"><text:span text:style-name="T3"/></text:p>
      <text:p text:style-name="P26">constraint diffn(present_pos[1..n,1], </text:p>
      <text:p text:style-name="P26"><text:tab/><text:tab/>present_pos[1..n,2], </text:p>
      <text:p text:style-name="P26"><text:tab/><text:tab/>present_shape[1..n,1], </text:p>
      <text:p text:style-name="P26"><text:tab/><text:tab/>present_shape[1..n,2]); </text:p>
      <text:p text:style-name="P15"/>
      <text:p text:style-name="P21">Implied constraint</text:p>
      <text:p text:style-name="P21"/>
      <text:p text:style-name="P10"><text:span text:style-name="T14">row and columns sum up at most at the paper w</text:span><text:span text:style-name="T15">idth/heigth</text:span></text:p>
      <text:p text:style-name="P20"/>
      <text:p text:style-name="P27"><text:span text:style-name="T17">a</text:span>rray[1..paper_shape[2]] of var int: sum_col = [sum(i in 1..n)( % y</text:p>
      <text:p text:style-name="P28"><text:tab/>if (j &gt;= present_pos[i,1] /\ j &lt; present_pos[i,1] + <text:span text:style-name="T16">present_shape</text:span>(i,1)) then <text:tab/><text:span text:style-name="T16">present_shape</text:span>(i,2) else 0 endif) | j in 1..paper_shape[2]];</text:p>
      <text:p text:style-name="P27"/>
      <text:p text:style-name="P27">array[1..paper_shape[1]] of var int: sum_row = [sum(i in 1..n)( % x</text:p>
      <text:p text:style-name="P28"><text:tab/>if ( j &gt;= present_pos[i,2] /\ j &lt; present_pos[i,2] + <text:span text:style-name="T16">present_shape</text:span>(i,2)) <text:tab/>then <text:span text:style-name="T16">present_shape</text:span>(i,1) else 0 endif) | j in 1..paper_shape[1]];</text:p>
      <text:p text:style-name="P27"/>
      <text:p text:style-name="P27"/>
      <text:p text:style-name="P27">constraint forall(i in 1..paper_shape[2])(trace("\(i) ",sum_col[i] &lt;= paper_shape[2]));</text:p>
      <text:p text:style-name="P27">constraint forall(i in 1..paper_shape[1])(sum_row[i] &lt;= paper_shape[1]);</text:p>
      <text:p text:style-name="P27"/>
      <text:p text:style-name="P27"/>
      <text:p text:style-name="P24">Symmetry breaking constraint</text:p>
      <text:p text:style-name="P24"/>
      <text:p text:style-name="P9"><text:span text:style-name="T10">Due to the horizontal and vertical symmetry i</text:span><text:span text:style-name="T11">n</text:span><text:span text:style-name="T10"> the present paper </text:span><text:span text:style-name="T11">allocation</text:span><text:span text:style-name="T10">, </text:span><text:span text:style-name="T12">we can con</text:span><text:span text:style-name="T13">s</text:span><text:span text:style-name="T12">traint the position of the first present in </text:span><text:span text:style-name="T13">the bottom left quadrant:</text:span></text:p>
      <text:p text:style-name="P9"><text:span text:style-name="T10"/></text:p>
      <text:p text:style-name="P31"><text:span text:style-name="T19">constraint present_pos[1,1] &lt; (paper_shape[1] - present_</text:span><text:span text:style-name="T20">shape</text:span><text:span text:style-name="T19">(1,1))/2;</text:span></text:p>
      <text:p text:style-name="P31"><text:span text:style-name="T19">constraint present_pos[1,2] &lt; (paper_shape[2] - present_</text:span><text:span text:style-name="T20">shape</text:span><text:span text:style-name="T19">(1,2))/2; </text:span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22"><text:soft-page-break/><text:span text:style-name="T16">S</text:span>earch heuristics</text:p>
      <text:p text:style-name="P22"/>
      <text:p text:style-name="P16">A common way to face the problem is to allocate biggest present first. In order to do so we used the <text:span text:style-name="T21">variable </text:span>heuristic<text:span text:style-name="T21"> first_fail </text:span>and th<text:span text:style-name="T23">e </text:span><text:span text:style-name="T22">value</text:span><text:span text:style-name="T23"> heuristic </text:span><text:span text:style-name="T22">indomain_min</text:span><text:span text:style-name="T23"> to fill the space from the beginning.</text:span></text:p>
      <text:p text:style-name="P16"/>
      <text:p text:style-name="P29">search_ann = int_search(present_pos[1..n,2], first_fail, indomain_min); </text:p>
      <text:p text:style-name="P29">search_ann2 = int_search(present_pos[1..n,1], first_fail, indomain_min); </text:p>
      <text:p text:style-name="P16"/>
      <text:p text:style-name="P23">Shape rotation</text:p>
      <text:p text:style-name="P23"/>
      <text:p text:style-name="P18">Instead to use <text:span text:style-name="T24">present_shape</text:span> directly, <text:span text:style-name="T27">we use </text:span><text:span text:style-name="T25">present_rot</text:span><text:span text:style-name="T27"> as interface, that take into account the possible rotation:</text:span></text:p>
      <text:p text:style-name="P18"/>
      <text:p text:style-name="P30">function var int : present_rot(int: i, int: j) = if rotations[i] then present_shape[i, 3-j] else present_shape[i,j] endif; </text:p>
      <text:p text:style-name="P17"/>
      <text:p text:style-name="P19">where <text:span text:style-name="T24">rotations</text:span> is an array of boolean representing the rotation of the presents.</text:p>
      <text:p text:style-name="P17"/>
      <text:p text:style-name="P23">Same shape symmetry</text:p>
      <text:p text:style-name="P23"/>
      <text:p text:style-name="P17">use <text:span text:style-name="T24">lex_lesseq</text:span> constraint among presents <text:span text:style-name="T26">with the same shape 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2T21:22:11.418000000</meta:creation-date>
    <dc:date>2020-07-23T00:42:52.051000000</dc:date>
    <meta:editing-duration>PT24M33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39" meta:word-count="337" meta:character-count="2584" meta:non-whitespace-character-count="2256"/>
  </office:meta>
</office:document-meta>
</file>